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Rounded MT Bold" svg:font-family="'Arial Rounded MT Bold'" style:font-adornments="Negrito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gneto" svg:font-family="Magneto" style:font-adornments="Negrito" style:font-family-generic="decorative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4c7dc" draw:fill-color="#000000" draw:textarea-horizontal-align="justify" draw:textarea-vertical-align="middle" draw:auto-grow-height="false" fo:min-height="2.75cm" fo:min-width="11.63cm" loext:softedge-radius="0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3" style:family="graphic" style:parent-style-name="standard">
      <style:graphic-properties draw:stroke="none" draw:stroke-dash="Dash_20_Dot_20_1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2a6099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4" style:family="graphic" style:parent-style-name="standard">
      <style:graphic-properties draw:stroke="none" draw:stroke-dash="Dash_20_Dot_20_1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2a6099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dr3d:edge-rounding="10%" dr3d:back-scale="100%" dr3d:depth="1.501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 loext:decorative="false"/>
    </style:style>
    <style:style style:name="gr5" style:family="graphic" style:parent-style-name="standard">
      <style:graphic-properties draw:stroke="none" draw:stroke-dash="Dash_20_Dot_20_1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00a933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6" style:family="graphic" style:parent-style-name="standard">
      <style:graphic-properties draw:stroke="none" draw:stroke-dash="Dash_20_Dot_20_1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00a933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dr3d:edge-rounding="10%" dr3d:back-scale="100%" dr3d:depth="1.501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 loext:decorative="false"/>
    </style:style>
    <style:style style:name="gr7" style:family="graphic" style:parent-style-name="standard">
      <style:graphic-properties draw:stroke="none" draw:stroke-dash="Dash_20_Dot_20_1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ff00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8" style:family="graphic" style:parent-style-name="standard">
      <style:graphic-properties draw:stroke="none" draw:stroke-dash="Dash_20_Dot_20_1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ff00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dr3d:edge-rounding="10%" dr3d:back-scale="100%" dr3d:depth="1.501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 loext:decorative="fals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text-properties fo:color="#ffffff" loext:opacity="100%"/>
    </style:style>
    <style:style style:name="P3" style:family="paragraph">
      <loext:graphic-properties draw:fill="none" draw:fill-color="#ffffff"/>
      <style:text-properties fo:color="#ffffff" loext:opacity="100%"/>
    </style:style>
    <style:style style:name="T1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2.13cm" svg:height="3cm" svg:x="4.62cm" svg:y="4.2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1.75cm" svg:height="2cm" svg:x="4.81cm" svg:y="4.874cm">
          <draw:text-box>
            <text:p text:style-name="P2"><text:span text:style-name="T1">DevAIInAction.net</text:span></text:p>
          </draw:text-box>
        </draw:frame>
        <dr3d:scene draw:style-name="gr3" svg:width="9.002cm" svg:height="0.729cm" svg:x="7.398cm" svg:y="4.42cm" dr3d:transform="matrix (1 0 0 0 0.939692620785908 0.342020143325669 0 -0.342020143325669 0.939692620785908 -9.5cm 4.83768764389722cm 0.962108886812811cm)" dr3d:vrp="(0 0 27218.1428571429)" dr3d:vpn="(0 0 25717.1428571429)" dr3d:projection="perspective" dr3d:distance="1.501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4" draw:layer="layout" svg:viewBox="5000 -5000 9000 250" svg:d="M5000-5000v250h9000v-250z"/>
        </dr3d:scene>
        <dr3d:scene draw:style-name="gr5" svg:width="9.001cm" svg:height="0.729cm" svg:x="4.999cm" svg:y="4.419cm" dr3d:transform="matrix (1 0 0 0 0.939692620785908 0.342020143325669 0 -0.342020143325669 0.939692620785908 -9.5cm 4.83768764389722cm 0.962108886812811cm)" dr3d:vrp="(0 0 27218.1428571429)" dr3d:vpn="(0 0 25717.1428571429)" dr3d:projection="perspective" dr3d:distance="1.501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6" draw:layer="layout" svg:viewBox="5000 -5000 9000 250" svg:d="M5000-5000v250h9000v-250z"/>
        </dr3d:scene>
        <dr3d:scene draw:style-name="gr3" svg:width="7.749cm" svg:height="0.731cm" svg:x="8.751cm" svg:y="6.369cm" dr3d:transform="matrix (1 0 0 0 0.939692620785908 0.342020143325669 0 -0.342020143325669 0.939692620785908 -9.5cm 6.48214973027256cm 1.56064413763273cm)" dr3d:vrp="(0 0 27218.1428571429)" dr3d:vpn="(0 0 25717.1428571429)" dr3d:projection="perspective" dr3d:distance="1.501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4" draw:layer="layout" svg:viewBox="5000 -6750 9000 250" svg:d="M5000-6750v250h9000v-250z"/>
        </dr3d:scene>
        <dr3d:scene draw:style-name="gr7" svg:width="9.001cm" svg:height="0.73cm" svg:x="4.999cm" svg:y="6.369cm" dr3d:transform="matrix (1 0 0 0 0.939692620785908 0.342020143325669 0 -0.342020143325669 0.939692620785908 -9.5cm 6.48214973027256cm 1.56064413763273cm)" dr3d:vrp="(0 0 27218.1428571429)" dr3d:vpn="(0 0 25717.1428571429)" dr3d:projection="perspective" dr3d:distance="1.501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8" draw:layer="layout" svg:viewBox="5000 -6750 9000 250" svg:d="M5000-6750v250h9000v-250z"/>
        </dr3d:sce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Rounded MT Bold" svg:font-family="'Arial Rounded MT Bold'" style:font-adornments="Negrito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gneto" svg:font-family="Magneto" style:font-adornments="Negrito" style:font-family-generic="decorative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 Rounded MT Bold" fo:font-family="'Arial Rounded MT Bold'" style:font-style-name="Negrito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01T13:26:50.407000000</meta:creation-date>
    <dc:date>2024-01-04T18:06:28.729000000</dc:date>
    <meta:editing-duration>P3DT4H39M38S</meta:editing-duration>
    <meta:editing-cycles>2</meta:editing-cycles>
    <meta:generator>LibreOffice/7.6.3.2$Windows_X86_64 LibreOffice_project/29d686fea9f6705b262d369fede658f824154cc0</meta:generator>
    <meta:document-statistic meta:object-count="10"/>
  </office:meta>
</office:document-meta>
</file>